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9:37:46.8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19:35:36.577000000</dc:date>
    <meta:editing-duration>PT3H43M53S</meta:editing-duration>
    <meta:editing-cycles>21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



Sub type_string___declaration_2

	Dim s as String : s = "test string"
	
	MsgBox( s )

End Sub




Sub type_string___append

	Dim s as String : s = "test string"
	
	s = s &amp; " append"
	
	MsgBox( s )

End Sub




Sub type_string___tab_linefeed

	Dim s as String : s = "test string"
	
	s = s &amp; Chr( 9 ) &amp; Chr( 9 ) &amp; "append 1"
	
	s = s &amp; Chr( 10 ) &amp; "append 2"
	
	'
	' 안돼
	'
	s = s &amp; Chr( 10 ) &amp; "\t \\t \n \\n"
	
	MsgBox( s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